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7.275in" fo:margin-left="-0.0958in" table:align="left"/>
    </style:style>
    <style:style style:name="Table1.A" style:family="table-column">
      <style:table-column-properties style:column-width="1.0583in"/>
    </style:style>
    <style:style style:name="Table1.B" style:family="table-column">
      <style:table-column-properties style:column-width="1.75in"/>
    </style:style>
    <style:style style:name="Table1.C" style:family="table-column">
      <style:table-column-properties style:column-width="1.9417in"/>
    </style:style>
    <style:style style:name="Table1.D" style:family="table-column">
      <style:table-column-properties style:column-width="2.52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style:vertical-align="middle" fo:padding="0.0382in" fo:border-left="0.05pt solid #000000" fo:border-right="none" fo:border-top="0.05pt solid #000000" fo:border-bottom="0.05pt solid #000000"/>
    </style:style>
    <style:style style:name="Table1.D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fo:language="lt" fo:country="LT" officeooo:rsid="0024fcc5" officeooo:paragraph-rsid="00260368"/>
    </style:style>
    <style:style style:name="P2" style:family="paragraph" style:parent-style-name="Table_20_Contents">
      <style:paragraph-properties fo:text-align="end" style:justify-single-word="false"/>
      <style:text-properties fo:language="lt" fo:country="LT" officeooo:rsid="0024fcc5" officeooo:paragraph-rsid="00260368"/>
    </style:style>
    <style:style style:name="P3" style:family="paragraph" style:parent-style-name="Table_20_Contents">
      <style:paragraph-properties fo:text-align="center" style:justify-single-word="false"/>
      <style:text-properties fo:language="lt" fo:country="LT" officeooo:rsid="0024fcc5" officeooo:paragraph-rsid="0024fcc5"/>
    </style:style>
    <style:style style:name="P4" style:family="paragraph" style:parent-style-name="Table_20_Contents">
      <style:text-properties fo:language="lt" fo:country="LT" officeooo:rsid="00260368" officeooo:paragraph-rsid="00260368"/>
    </style:style>
    <style:style style:name="P5" style:family="paragraph" style:parent-style-name="Table_20_Contents">
      <style:paragraph-properties fo:text-align="start" style:justify-single-word="false"/>
      <style:text-properties fo:language="lt" fo:country="LT" officeooo:rsid="00260368" officeooo:paragraph-rsid="00260368"/>
    </style:style>
    <style:style style:name="P6" style:family="paragraph" style:parent-style-name="Table_20_Contents">
      <style:text-properties fo:language="lt" fo:country="LT" officeooo:rsid="0026d4c0" officeooo:paragraph-rsid="0026d4c0"/>
    </style:style>
    <style:style style:name="P7" style:family="paragraph" style:parent-style-name="Table_20_Contents">
      <style:paragraph-properties fo:text-align="start" style:justify-single-word="false"/>
      <style:text-properties fo:language="lt" fo:country="LT" officeooo:rsid="0026d4c0" officeooo:paragraph-rsid="0026d4c0"/>
    </style:style>
    <style:style style:name="P8" style:family="paragraph" style:parent-style-name="Text_20_body">
      <style:text-properties officeooo:rsid="0021e2f8" officeooo:paragraph-rsid="0021e2f8"/>
    </style:style>
    <style:style style:name="P9" style:family="paragraph" style:parent-style-name="Text_20_body">
      <style:text-properties fo:language="lt" fo:country="LT" officeooo:rsid="002380b1" officeooo:paragraph-rsid="002380b1"/>
    </style:style>
    <style:style style:name="P10" style:family="paragraph" style:parent-style-name="Text_20_body">
      <style:text-properties fo:language="lt" fo:country="LT" officeooo:rsid="002380b1" officeooo:paragraph-rsid="0024b928"/>
    </style:style>
    <style:style style:name="P11" style:family="paragraph" style:parent-style-name="Text_20_body">
      <style:text-properties fo:language="lt" fo:country="LT" officeooo:rsid="002390b9" officeooo:paragraph-rsid="002390b9"/>
    </style:style>
    <style:style style:name="P12"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13" style:family="paragraph" style:parent-style-name="Text_20_body">
      <style:paragraph-properties fo:margin-top="0in" fo:margin-bottom="0in" loext:contextual-spacing="false" fo:line-height="120%" style:writing-mode="lr-tb"/>
    </style:style>
    <style:style style:name="P14" style:family="paragraph" style:parent-style-name="Contents_20_2">
      <style:paragraph-properties>
        <style:tab-stops>
          <style:tab-stop style:position="6.7283in" style:type="right" style:leader-style="dotted" style:leader-text="."/>
        </style:tab-stops>
      </style:paragraph-properties>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Heading">
      <style:paragraph-properties fo:break-before="page"/>
    </style:style>
    <style:style style:name="P17" style:family="paragraph" style:parent-style-name="Standard">
      <style:text-properties fo:language="lt" fo:country="LT" officeooo:rsid="0026d4c0" officeooo:paragraph-rsid="0026d4c0"/>
    </style:style>
    <style:style style:name="P18" style:family="paragraph" style:parent-style-name="Heading_20_1">
      <style:paragraph-properties fo:break-before="page"/>
    </style:style>
    <style:style style:name="P19" style:family="paragraph" style:parent-style-name="Heading_20_1">
      <style:paragraph-properties fo:break-before="page"/>
      <style:text-properties officeooo:paragraph-rsid="0021e2f8"/>
    </style:style>
    <style:style style:name="P20" style:family="paragraph" style:parent-style-name="Heading_20_1">
      <style:paragraph-properties fo:break-before="page"/>
      <style:text-properties fo:language="lt" fo:country="LT" officeooo:rsid="0024b928" officeooo:paragraph-rsid="0024b928"/>
    </style:style>
    <style:style style:name="P21" style:family="paragraph" style:parent-style-name="Title" style:master-page-name="First_20_Page">
      <style:paragraph-properties style:page-number="auto"/>
      <style:text-properties officeooo:paragraph-rsid="001d2cfd"/>
    </style:style>
    <style:style style:name="P22" style:family="paragraph" style:parent-style-name="Heading_20_2">
      <style:text-properties fo:language="lt" fo:country="LT" officeooo:rsid="0021e2f8" officeooo:paragraph-rsid="0021e2f8"/>
    </style:style>
    <style:style style:name="P23" style:family="paragraph" style:parent-style-name="Heading_20_2">
      <style:text-properties fo:language="lt" fo:country="LT" officeooo:rsid="0022ad1a" officeooo:paragraph-rsid="0022ad1a"/>
    </style:style>
    <style:style style:name="P24" style:family="paragraph" style:parent-style-name="Heading_20_2">
      <style:text-properties fo:language="lt" fo:country="LT" officeooo:rsid="002380b1" officeooo:paragraph-rsid="002380b1"/>
    </style:style>
    <style:style style:name="P25" style:family="paragraph" style:parent-style-name="Text_20_body" style:list-style-name="L1">
      <style:text-properties fo:language="lt" fo:country="LT" officeooo:rsid="0022ad1a" officeooo:paragraph-rsid="0022ad1a"/>
    </style:style>
    <style:style style:name="P26" style:family="paragraph" style:parent-style-name="Text_20_body" style:list-style-name="L2">
      <style:text-properties fo:language="lt" fo:country="LT" officeooo:rsid="0022ad1a" officeooo:paragraph-rsid="0022ad1a"/>
    </style:style>
    <style:style style:name="P27" style:family="paragraph" style:parent-style-name="Text_20_body" style:list-style-name="L2">
      <style:text-properties fo:language="lt" fo:country="LT" officeooo:rsid="002380b1" officeooo:paragraph-rsid="002380b1"/>
    </style:style>
    <style:style style:name="P28" style:family="paragraph" style:parent-style-name="Text_20_body" style:list-style-name="L3">
      <style:text-properties fo:language="lt" fo:country="LT" officeooo:rsid="002380b1" officeooo:paragraph-rsid="002380b1"/>
    </style:style>
    <style:style style:name="P29" style:family="paragraph" style:parent-style-name="Text_20_body" style:list-style-name="L3">
      <style:text-properties fo:language="lt" fo:country="LT" officeooo:rsid="002390b9" officeooo:paragraph-rsid="002390b9"/>
    </style:style>
    <style:style style:name="P30" style:family="paragraph" style:parent-style-name="Text_20_body" style:list-style-name="L4">
      <style:text-properties fo:language="lt" fo:country="LT" officeooo:rsid="002390b9" officeooo:paragraph-rsid="002390b9"/>
    </style:style>
    <style:style style:name="P31" style:family="paragraph" style:parent-style-name="Text_20_body" style:list-style-name="L4">
      <style:text-properties fo:language="lt" fo:country="LT" officeooo:rsid="00260368" officeooo:paragraph-rsid="00260368"/>
    </style:style>
    <style:style style:name="P32" style:family="paragraph" style:parent-style-name="Text_20_body" style:list-style-name="L4">
      <style:text-properties fo:language="lt" fo:country="LT" officeooo:rsid="0026d4c0" officeooo:paragraph-rsid="0026d4c0"/>
    </style:style>
    <style:style style:name="P33" style:family="paragraph" style:parent-style-name="Text_20_body" style:list-style-name="L5">
      <style:text-properties fo:language="lt" fo:country="LT" officeooo:rsid="0024b928" officeooo:paragraph-rsid="0024b928"/>
    </style:style>
    <style:style style:name="P34" style:family="paragraph" style:parent-style-name="Text_20_body" style:list-style-name="L3">
      <style:text-properties officeooo:rsid="002380b1" officeooo:paragraph-rsid="002380b1"/>
    </style:style>
    <style:style style:name="P35" style:family="paragraph" style:parent-style-name="Text_20_body" style:list-style-name="L5">
      <style:text-properties officeooo:paragraph-rsid="0024b928"/>
    </style:style>
    <style:style style:name="P36" style:family="paragraph" style:parent-style-name="Text_20_body" style:list-style-name="L5">
      <style:paragraph-properties fo:break-before="column"/>
      <style:text-properties fo:language="lt" fo:country="LT" officeooo:rsid="0024b928" officeooo:paragraph-rsid="0024b928"/>
    </style:style>
    <style:style style:name="T1"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Times New Roman1" fo:font-size="12pt" fo:font-style="normal" style:text-underline-style="none" fo:font-weight="normal" officeooo:rsid="00321892" style:text-blinking="false" fo:background-color="transparent" loext:char-shading-value="0"/>
    </style:style>
    <style:style style:name="T3" style:family="text">
      <style:text-properties officeooo:rsid="001d2cfd"/>
    </style:style>
    <style:style style:name="T4" style:family="text">
      <style:text-properties fo:language="lt" fo:country="LT"/>
    </style:style>
    <style:style style:name="T5" style:family="text">
      <style:text-properties fo:language="lt" fo:country="LT" officeooo:rsid="0021e2f8"/>
    </style:style>
    <style:style style:name="T6" style:family="text">
      <style:text-properties fo:language="lt" fo:country="LT" officeooo:rsid="0022ad1a"/>
    </style:style>
    <style:style style:name="T7" style:family="text">
      <style:text-properties fo:language="lt" fo:country="LT" officeooo:rsid="002380b1"/>
    </style:style>
    <style:style style:name="T8" style:family="text">
      <style:text-properties fo:language="lt" fo:country="LT" officeooo:rsid="002390b9"/>
    </style:style>
    <style:style style:name="T9" style:family="text">
      <style:text-properties fo:language="lt" fo:country="LT" officeooo:rsid="0024b928"/>
    </style:style>
    <style:style style:name="T10" style:family="text">
      <style:text-properties fo:language="lt" fo:country="LT" officeooo:rsid="00284dbb"/>
    </style:style>
    <style:style style:name="T11" style:family="text">
      <style:text-properties fo:language="lt" fo:country="LT" officeooo:rsid="002e328b"/>
    </style:style>
    <style:style style:name="T12" style:family="text">
      <style:text-properties officeooo:rsid="002380b1"/>
    </style:style>
    <style:style style:name="T13" style:family="text">
      <style:text-properties officeooo:rsid="0026d4c0"/>
    </style:style>
    <style:style style:name="T14" style:family="text">
      <style:text-properties officeooo:rsid="002a231e"/>
    </style:style>
    <style:style style:name="T15" style:family="text">
      <style:text-properties officeooo:rsid="002f164a"/>
    </style:style>
    <style:style style:name="T16" style:family="text">
      <style:text-properties officeooo:rsid="00305c69"/>
    </style:style>
    <style:style style:name="T17" style:family="text">
      <style:text-properties officeooo:rsid="003098b4"/>
    </style:style>
    <style:style style:name="T18" style:family="text">
      <style:text-properties officeooo:rsid="00321892"/>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Projekto vizija</text:p>
      <text:p text:style-name="Subtitle"/>
      <text:p text:style-name="Subtitle"><text:span text:style-name="T5">Antežerių </text:span><text:span text:style-name="T3">Poliklinik</text:span><text:span text:style-name="T5">os <text:line-break/></text:span><text:span text:style-name="T7">a</text:span><text:span text:style-name="T5">dministracijos sistema</text:span><text:line-break/><text:span text:style-name="T6">APAS</text:span></text:p>
      <text:table-of-content text:style-name="Sect1" text:name="Table of Contents1">
        <text:table-of-content-source text:outline-level="10">
          <text:index-title-template text:style-name="Contents_20_Heading">Turiny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Turinys</text:p>
          </text:index-title>
          <text:p text:style-name="P15"><text:a xlink:type="simple" xlink:href="#__RefHeading___Toc5089_3188897228" text:style-name="Internet_20_link" text:visited-style-name="Visited_20_Internet_20_Link">1 Projekto reikalavimai<text:tab/>3</text:a></text:p>
          <text:p text:style-name="P14"><text:a xlink:type="simple" xlink:href="#__RefHeading___Toc5091_3188897228" text:style-name="Internet_20_link" text:visited-style-name="Visited_20_Internet_20_Link">1.1 Kontekstas ir projekto reikalingumas<text:tab/>3</text:a></text:p>
          <text:p text:style-name="P14"><text:a xlink:type="simple" xlink:href="#__RefHeading___Toc5093_3188897228" text:style-name="Internet_20_link" text:visited-style-name="Visited_20_Internet_20_Link">1.2 Projekto tikslai<text:tab/>3</text:a></text:p>
          <text:p text:style-name="P14"><text:a xlink:type="simple" xlink:href="#__RefHeading___Toc5095_3188897228" text:style-name="Internet_20_link" text:visited-style-name="Visited_20_Internet_20_Link">1.3 Sėkmės kriterijai<text:tab/>3</text:a></text:p>
          <text:p text:style-name="P14"><text:a xlink:type="simple" xlink:href="#__RefHeading___Toc5097_3188897228" text:style-name="Internet_20_link" text:visited-style-name="Visited_20_Internet_20_Link">1.4 Rizikos<text:tab/>3</text:a></text:p>
          <text:p text:style-name="P15"><text:a xlink:type="simple" xlink:href="#__RefHeading___Toc5099_3188897228" text:style-name="Internet_20_link" text:visited-style-name="Visited_20_Internet_20_Link">2 Projekto vizija<text:tab/>4</text:a></text:p>
          <text:p text:style-name="P14"><text:a xlink:type="simple" xlink:href="#__RefHeading___Toc5101_3188897228" text:style-name="Internet_20_link" text:visited-style-name="Visited_20_Internet_20_Link">2.1 Esminis funkcionalumas<text:tab/>4</text:a></text:p>
          <text:p text:style-name="P14"><text:a xlink:type="simple" xlink:href="#__RefHeading___Toc5103_3188897228" text:style-name="Internet_20_link" text:visited-style-name="Visited_20_Internet_20_Link">2.2 Prielaidos<text:tab/>4</text:a></text:p>
          <text:p text:style-name="P15"><text:a xlink:type="simple" xlink:href="#__RefHeading___Toc5105_3188897228" text:style-name="Internet_20_link" text:visited-style-name="Visited_20_Internet_20_Link">3 Projekto vykdymas<text:tab/>5</text:a></text:p>
        </text:index-body>
      </text:table-of-content>
      <text:p text:style-name="Text_20_body"/>
      <text:h text:style-name="P19" text:outline-level="1"><text:bookmark-start text:name="__RefHeading___Toc5089_3188897228"/>Projekto reikalavimai<text:bookmark-end text:name="__RefHeading___Toc5089_3188897228"/></text:h>
      <text:h text:style-name="P22" text:outline-level="2"><text:bookmark-start text:name="__RefHeading___Toc5091_3188897228"/>Kontekstas ir projekto reikalingumas<text:bookmark-end text:name="__RefHeading___Toc5091_3188897228"/></text:h>
      <text:p text:style-name="P8"><text:span text:style-name="T4">Antežerių seniūnijos projektas „Antežerių poliklinika“ buvo pradėtas vykdyti 2016 spalio mėnesį. Projektas planuojamas baigti vykdyti 2018 metais. Kiekviena moderni įstaiga </text:span><text:span text:style-name="T6">stengiasi paprastą ir kasdieninę buhalteriją kiek galima automatizuoti bei vykdyti kompiuteriu. Tokios galimybėms pasiekti reikalinga vidinė sistema.</text:span></text:p>
      <text:h text:style-name="P23" text:outline-level="2"><text:bookmark-start text:name="__RefHeading___Toc5093_3188897228"/>Projekto tikslai<text:bookmark-end text:name="__RefHeading___Toc5093_3188897228"/></text:h>
      <text:list xml:id="list122355879" text:style-name="L1">
        <text:list-item>
          <text:p text:style-name="P25">Sudaryti sąlygas nuotolinei pacientų registracijai</text:p>
        </text:list-item>
        <text:list-item>
          <text:p text:style-name="P25">Palengvinti dokumentų valdymą</text:p>
        </text:list-item>
        <text:list-item>
          <text:p text:style-name="P25">Automatizuoti ligos istorijų valdymą</text:p>
        </text:list-item>
      </text:list>
      <text:h text:style-name="Heading_20_2" text:outline-level="2"><text:bookmark-start text:name="__RefHeading___Toc5095_3188897228"/>Sėkmės kriterijai<text:bookmark-end text:name="__RefHeading___Toc5095_3188897228"/></text:h>
      <text:list xml:id="list2219584553" text:style-name="L2">
        <text:list-item>
          <text:p text:style-name="P26">Virš 40% dokumentų valdymo <text:span text:style-name="T12">perleidžiama APAS</text:span></text:p>
        </text:list-item>
        <text:list-item>
          <text:p text:style-name="P27">Virš 80% pacientų gali registruotis per APAS</text:p>
        </text:list-item>
      </text:list>
      <text:h text:style-name="P24" text:outline-level="2"><text:bookmark-start text:name="__RefHeading___Toc5097_3188897228"/>Rizikos<text:bookmark-end text:name="__RefHeading___Toc5097_3188897228"/></text:h>
      <text:list xml:id="list4015409443" text:style-name="L3">
        <text:list-item>
          <text:p text:style-name="P28">Sistemos kaštai gali nepateisinti naudos</text:p>
        </text:list-item>
        <text:list-item>
          <text:p text:style-name="P34"><text:span text:style-name="T10">Gali būti</text:span><text:span text:style-name="T4"> rizikuojama gyventojų informacija, </text:span><text:span text:style-name="T10">jeigu serveris nėra tinkamai prižiūrimas</text:span></text:p>
        </text:list-item>
        <text:list-item>
          <text:p text:style-name="P29">Prasta ar neištestuota APAS vartotojo sąsaja gali atbaidyti naudotojus</text:p>
        </text:list-item>
      </text:list>
      <text:p text:style-name="P9"><text:s text:c="2"/></text:p>
      <text:h text:style-name="P18" text:outline-level="1"><text:bookmark-start text:name="__RefHeading___Toc5099_3188897228"/><text:span text:style-name="T8">Projekto v</text:span>izija<text:bookmark-end text:name="__RefHeading___Toc5099_3188897228"/></text:h>
      <text:p text:style-name="P11">Tradicinis dokumentų valdymas yra gana lėtas, todėl administravimo sistema galėtų palengvinti ir pagreitinti šį procesą. Taip pat klientų registracija nesunkiai gali būti vykdoma internetinės sistemos pagalba, šitaip sutaupant pacientų bei administracijos personalo laiką. </text:p>
      <text:p text:style-name="P11"/>
      <text:h text:style-name="Heading_20_2" text:outline-level="2"><text:bookmark-start text:name="__RefHeading___Toc5101_3188897228"/>Esminis funkcionalumas <text:bookmark-end text:name="__RefHeading___Toc5101_3188897228"/></text:h>
      <text:list xml:id="list355195940" text:style-name="L4">
        <text:list-item>
          <text:p text:style-name="P30">Nuotolinis pacientų registravimas</text:p>
        </text:list-item>
        <text:list-item>
          <text:p text:style-name="P30">Dalinis dokumentų valdymas:</text:p>
          <text:list>
            <text:list-item>
              <text:p text:style-name="P31">Duomenų importavimas</text:p>
            </text:list-item>
            <text:list-item>
              <text:p text:style-name="P30">Paieška</text:p>
            </text:list-item>
            <text:list-item>
              <text:p text:style-name="P32">Generavimas pagal šablonus</text:p>
            </text:list-item>
            <text:list-item>
              <text:p text:style-name="P30"><text:span text:style-name="T14">Dokumentų p</text:span>asiekiamumas pagal poreikius</text:p>
            </text:list-item>
            <text:list-item>
              <text:p text:style-name="P30">Redagavimas</text:p>
            </text:list-item>
            <text:list-item>
              <text:p text:style-name="P30">Prašymų valdymas</text:p>
            </text:list-item>
          </text:list>
        </text:list-item>
      </text:list>
      <text:p text:style-name="P11"><text:tab/></text:p>
      <text:p text:style-name="P11"/>
      <text:h text:style-name="Heading_20_2" text:outline-level="2"><text:bookmark-start text:name="__RefHeading___Toc5103_3188897228"/>Prielaidos<text:bookmark-end text:name="__RefHeading___Toc5103_3188897228"/></text:h>
      <text:list xml:id="list4157770004" text:style-name="L5">
        <text:list-item>
          <text:p text:style-name="P33">Techninė įranga bus suteikiama ir prieinama atitinkamuose kabinetuose</text:p>
        </text:list-item>
        <text:list-item>
          <text:p text:style-name="P35"><text:span text:style-name="T9">Gydytojai turi bazines žinias, reikalingas </text:span><text:span text:style-name="T11">sistemos naudojimui</text:span></text:p>
          <text:p text:style-name="P36"/>
        </text:list-item>
      </text:list>
      <text:h text:style-name="P20" text:outline-level="1"><text:bookmark-start text:name="__RefHeading___Toc5105_3188897228"/>Projekto vykdymas<text:bookmark-end text:name="__RefHeading___Toc5105_3188897228"/></text:h>
      <text:p text:style-name="P10"/>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Išleidimas</text:p>
            <text:p text:style-name="P1">Funkcija </text:p>
          </table:table-cell>
          <table:table-cell table:style-name="Table1.B1" office:value-type="string">
            <text:p text:style-name="P3">1 </text:p>
          </table:table-cell>
          <table:table-cell table:style-name="Table1.B1" office:value-type="string">
            <text:p text:style-name="P3">2</text:p>
          </table:table-cell>
          <table:table-cell table:style-name="Table1.D1" office:value-type="string">
            <text:p text:style-name="P3">3</text:p>
          </table:table-cell>
        </table:table-row>
        <table:table-row>
          <table:table-cell table:style-name="Table1.A2" office:value-type="string">
            <text:p text:style-name="P5">A</text:p>
          </table:table-cell>
          <table:table-cell table:style-name="Table1.B5" office:value-type="string">
            <text:p text:style-name="P4">Neįgyvendinta</text:p>
          </table:table-cell>
          <table:table-cell table:style-name="Table1.C5" office:value-type="string">
            <text:p text:style-name="P6"><text:span text:style-name="T15">R</text:span>egistracija pas šeimos gydytoją</text:p>
          </table:table-cell>
          <table:table-cell table:style-name="Table1.D5" office:value-type="string">
            <text:p text:style-name="P17"><text:bookmark text:name="docs-internal-guid-9bc632ff-e325-0079-6bcf-0121342baead"/><text:span text:style-name="T1">Registracija pas gydytoją pasirinktu laiku</text:span> </text:p>
          </table:table-cell>
        </table:table-row>
        <table:table-row>
          <table:table-cell table:style-name="Table1.A2" office:value-type="string">
            <text:p text:style-name="P5">B.1</text:p>
          </table:table-cell>
          <table:table-cell table:style-name="Table1.B5" office:value-type="string">
            <text:p text:style-name="P4">Pacientų istorijų suvedimas</text:p>
          </table:table-cell>
          <table:table-cell table:style-name="Table1.C5" office:value-type="string">
            <text:p text:style-name="P6">Papildomų dokumentų suvedimas (TODO)</text:p>
          </table:table-cell>
          <table:table-cell table:style-name="Table1.D5" office:value-type="string">
            <text:p text:style-name="Standard"><text:bookmark text:name="docs-internal-guid-9bc632ff-e325-7bf3-dd7e-6e7d9f783b62"/><text:span text:style-name="T1">Išorinių dokumentų įvedimas (nuotraukos, grafai ir </text:span><text:span text:style-name="T2">kt</text:span><text:span text:style-name="T1">.)</text:span> </text:p>
          </table:table-cell>
        </table:table-row>
        <table:table-row>
          <table:table-cell table:style-name="Table1.A2" office:value-type="string">
            <text:p text:style-name="P5">B.2</text:p>
          </table:table-cell>
          <table:table-cell table:style-name="Table1.B5" office:value-type="string">
            <text:p text:style-name="P4">Paieška pagal dokumento <text:span text:style-name="T16">vardą</text:span></text:p>
          </table:table-cell>
          <table:table-cell table:style-name="Table1.C5" office:value-type="string">
            <text:p text:style-name="P4"><text:span text:style-name="T17">P</text:span>aieška pagal kategorijas</text:p>
          </table:table-cell>
          <table:table-cell table:style-name="Table1.D5" office:value-type="string">
            <text:p text:style-name="P6">Indeksuota paieška</text:p>
          </table:table-cell>
        </table:table-row>
        <table:table-row>
          <table:table-cell table:style-name="Table1.A2" office:value-type="string">
            <text:p text:style-name="P5">B.3</text:p>
          </table:table-cell>
          <table:table-cell table:style-name="Table1.B5" office:value-type="string">
            <text:p text:style-name="P4">Neįgyvendinta</text:p>
          </table:table-cell>
          <table:table-cell table:style-name="Table1.C5" office:value-type="string">
            <text:p text:style-name="P4">Siuntimo generavimas</text:p>
          </table:table-cell>
          <table:table-cell table:style-name="Table1.D5" office:value-type="string">
            <text:p text:style-name="P6">Papildomų dokumentų generacija </text:p>
          </table:table-cell>
        </table:table-row>
        <table:table-row>
          <table:table-cell table:style-name="Table1.A2" office:value-type="string">
            <text:p text:style-name="P5">B.4</text:p>
          </table:table-cell>
          <table:table-cell table:style-name="Table1.B6" office:value-type="string">
            <text:p text:style-name="P4">Visi gydytojai pasiekia viską</text:p>
          </table:table-cell>
          <table:table-cell table:style-name="Table1.C6" office:value-type="string">
            <text:p text:style-name="P4">Pasiekiamumas ribojamas pagal poreikius <text:span text:style-name="T13">dėl klaidų mažinimo</text:span></text:p>
          </table:table-cell>
          <table:table-cell table:style-name="Table1.D6" office:value-type="string">
            <text:p text:style-name="P6">Autorizacijos mechanizmas informacijos pasiekiamumui už intraneto ribų</text:p>
          </table:table-cell>
        </table:table-row>
        <table:table-row>
          <table:table-cell table:style-name="Table1.A2" office:value-type="string">
            <text:p text:style-name="P7">B.5</text:p>
          </table:table-cell>
          <table:table-cell table:style-name="Table1.B7" office:value-type="string">
            <text:p text:style-name="P6">Pacientų istorijų redagavimas</text:p>
          </table:table-cell>
          <table:table-cell table:style-name="Table1.C7" office:value-type="string">
            <text:p text:style-name="P6">Papildomų dokumentų redagavimas</text:p>
          </table:table-cell>
          <table:table-cell table:style-name="Table1.D7" office:value-type="string">
            <text:p text:style-name="P12"><text:bookmark text:name="docs-internal-guid-9bc632ff-e326-280a-0d41-26ce4d68c9d1"/>Išorinių dokumentų <text:span text:style-name="T18">keitimas</text:span></text:p>
            <text:p text:style-name="P13"><text:span text:style-name="T1">(nuotraukos, grafai ir </text:span><text:span text:style-name="T2">kt</text:span><text:span text:style-name="T1">.)</text:span></text:p>
          </table:table-cell>
        </table:table-row>
        <table:table-row>
          <table:table-cell table:style-name="Table1.A2" office:value-type="string">
            <text:p text:style-name="P7">B.6</text:p>
          </table:table-cell>
          <table:table-cell table:style-name="Table1.B8" office:value-type="string">
            <text:p text:style-name="P6">Neįgyvendinta</text:p>
          </table:table-cell>
          <table:table-cell table:style-name="Table1.C8" office:value-type="string">
            <text:p text:style-name="P6">Neįgyvendinta</text:p>
          </table:table-cell>
          <table:table-cell table:style-name="Table1.D8" office:value-type="string">
            <text:p text:style-name="P6">Įvairių prašymų šablonai (atostogos, avansas, nedarbingumas)</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register-true="tru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style>
    <style:page-layout style:name="Mpm1">
      <style:page-layout-properties fo:page-width="8.5in" fo:page-height="11in" style:num-format="1" style:print-orientation="portrait" fo:margin-top="0.7874in" fo:margin-bottom="0.7874in" fo:margin-left="0.7874in" fo:margin-right="0.7874in" style:register-truth-ref-style-name="Title"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5</text:page-number><text:tab/><text:tab/><text:bookmark text:name="docs-internal-guid-9bc632ff-e323-9efa-744c-09e9ca2dc4b5"/><text:span text:style-name="MT1">Visa pateikta informacija yra fiktyvi.</text:span></text:p>
      </style:footer>
    </style:master-page>
    <style:master-page style:name="Index" style:page-layout-name="Mpm2" style:next-style-name="Standard"/>
    <style:master-page style:name="First_20_Page" style:display-name="First Page" style:page-layout-name="Mpm2" style:next-style-name="Index"/>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2M49S</meta:editing-duration>
    <meta:editing-cycles>19</meta:editing-cycles>
    <meta:generator>LibreOffice/5.4.1.2$Windows_X86_64 LibreOffice_project/ea7cb86e6eeb2bf3a5af73a8f7777ac570321527</meta:generator>
    <dc:date>2017-10-03T19:53:56.326000000</dc:date>
    <meta:document-statistic meta:table-count="1" meta:image-count="0" meta:object-count="0" meta:page-count="5" meta:paragraph-count="79" meta:word-count="339" meta:character-count="2595" meta:non-whitespace-character-count="2348"/>
    <meta:user-defined meta:name="Info 1"/>
    <meta:user-defined meta:name="Info 2"/>
    <meta:user-defined meta:name="Info 3"/>
    <meta:user-defined meta:name="Info 4"/>
  </office:meta>
</office:document-meta>
</file>